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121.95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21.95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121.95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21.95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21.95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21.95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27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6.00pt" fo:text-indent="-6.00p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31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32.55pt"/>
          <style:tab-stop style:position="26311.80pt"/>
          <style:tab-stop style:position="421116.25pt" style:type="right"/>
        </style:tab-stops>
      </style:paragraph-properties>
    </style:style>
    <style:style style:name="P34" style:family="paragraph">
      <style:paragraph-properties fo:line-height="100.00%" fo:text-align="left" fo:margin-bottom="8.00p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39.10pt"/>
          <style:tab-stop style:position="26311.80pt"/>
          <style:tab-stop style:position="421116.25pt" style:type="right"/>
        </style:tab-stops>
      </style:paragraph-properties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39.10pt"/>
          <style:tab-stop style:position="26311.80pt"/>
          <style:tab-stop style:position="421116.25pt" style:type="right"/>
        </style:tab-stops>
      </style:paragraph-properties>
    </style:style>
    <style:style style:name="P38" style:family="paragraph">
      <style:paragraph-properties fo:line-height="100.00%" fo:text-align="left" fo:margin-left="5.40pt" fo:text-indent="-5.40pt">
        <style:tab-stops>
          <style:tab-stop style:position="39.10pt"/>
          <style:tab-stop style:position="26311.80pt"/>
          <style:tab-stop style:position="421116.25pt" style:type="righ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39.10pt"/>
          <style:tab-stop style:position="26311.80pt"/>
          <style:tab-stop style:position="421116.25pt" style:type="righ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39.10pt"/>
          <style:tab-stop style:position="26311.80pt"/>
          <style:tab-stop style:position="421116.25pt" style:type="righ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39.10pt"/>
          <style:tab-stop style:position="26311.80pt"/>
          <style:tab-stop style:position="421116.25pt" style:type="righ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39.10pt"/>
          <style:tab-stop style:position="26311.80pt"/>
          <style:tab-stop style:position="421116.25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39.10pt"/>
          <style:tab-stop style:position="26311.80pt"/>
          <style:tab-stop style:position="421116.25pt" style:type="righ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39.10pt"/>
          <style:tab-stop style:position="26311.80pt"/>
          <style:tab-stop style:position="421116.25pt" style:type="right"/>
        </style:tab-stops>
      </style:paragraph-properties>
    </style:style>
    <style:style style:name="P51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768750in"/>
    </style:style>
    <style:style style:name="TableColumn0101" style:family="table-column">
      <style:table-column-properties style:column-width="4.725000in"/>
    </style:style>
    <style:style style:name="Table01" style:family="table">
      <style:table-properties style:width="6.4937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527083in"/>
    </style:style>
    <style:style style:name="TableColumn0201" style:family="table-column">
      <style:table-column-properties style:column-width="2.334722in"/>
    </style:style>
    <style:style style:name="TableColumn0202" style:family="table-column">
      <style:table-column-properties style:column-width="3.399306in"/>
    </style:style>
    <style:style style:name="Table02" style:family="table">
      <style:table-properties style:width="6.2611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6" style:family="table-row">
      <style:table-row-properties style:min-row-height="0.626389in"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618056in"/>
    </style:style>
    <style:style style:name="TableColumn0301" style:family="table-column">
      <style:table-column-properties style:column-width="1.497222in"/>
    </style:style>
    <style:style style:name="TableColumn0302" style:family="table-column">
      <style:table-column-properties style:column-width="4.145833in"/>
    </style:style>
    <style:style style:name="Table03" style:family="table">
      <style:table-properties style:width="6.2611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Project Design Phase-II</text:span></text:p>
      <text:p text:style-name="P1"><text:span text:style-name="T1">Solution Requirements (Functional &amp; Non-functional)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Date</text:span><text:span text:style-name="T5"/></text:p>
          </table:table-cell>
          <table:table-cell table:style-name="TableCell010001">
            <text:p text:style-name="P3"><text:span text:style-name="T6">19 June 2025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Team ID</text:span><text:span text:style-name="T9"/></text:p>
          </table:table-cell>
          <table:table-cell table:style-name="TableCell010101">
            <text:p text:style-name="P6"><text:span text:style-name="T10">LTVIP2025TMID55793</text:span><text:span text:style-name="T11"/></text:p>
          </table:table-cell>
        </table:table-row>
        <table:table-row table:style-name="TableRow0102">
          <table:table-cell table:style-name="TableCell010200">
            <text:p text:style-name="P8"><text:span text:style-name="T12">Project Name</text:span><text:span text:style-name="T13"/></text:p>
          </table:table-cell>
          <table:table-cell table:style-name="TableCell010201">
            <text:p text:style-name="P8"><text:span text:style-name="T14">FreelanceFinder: Discovering Opportunities, Unlocking Potential</text:span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Maximum Marks</text:span><text:span text:style-name="T17"/></text:p>
          </table:table-cell>
          <table:table-cell table:style-name="TableCell010301">
            <text:p text:style-name="P10"><text:span text:style-name="T18">4 Marks</text:span><text:span text:style-name="T19"/></text:p>
          </table:table-cell>
        </table:table-row>
      </table:table>
      <text:p text:style-name="P12"><text:span text:style-name="T20">Functional Requirements:</text:span></text:p>
      <text:p text:style-name="P12"><text:span text:style-name="T21">Following are the functional requirements of the proposed solution.</text:span><text:span text:style-name="T22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4"><text:span text:style-name="T24">FR No.</text:span><text:span text:style-name="T25"/></text:p>
          </table:table-cell>
          <table:table-cell table:style-name="TableCell020001">
            <text:p text:style-name="P14"><text:span text:style-name="T26">Functional Requirement (Epic)</text:span><text:span text:style-name="T27"/></text:p>
          </table:table-cell>
          <table:table-cell table:style-name="TableCell020002">
            <text:p text:style-name="P14"><text:span text:style-name="T28">Sub Requirement (Story / Sub-Task)</text:span><text:span text:style-name="T29"/></text:p>
          </table:table-cell>
        </table:table-row>
        <table:table-row table:style-name="TableRow0201">
          <table:table-cell table:style-name="TableCell020100">
            <text:p text:style-name="P17"><text:span text:style-name="T30">FR-1</text:span><text:span text:style-name="T31"/></text:p>
          </table:table-cell>
          <table:table-cell table:style-name="TableCell020101">
            <text:p text:style-name="P17"><text:span text:style-name="T32">User Registration</text:span><text:span text:style-name="T33"/></text:p>
          </table:table-cell>
          <table:table-cell table:style-name="TableCell020102">
            <text:p text:style-name="P17"><text:span text:style-name="T34">•</text:span><text:span text:style-name="T35"><text:s/>Registration through Form</text:span></text:p>
            <text:p text:style-name="P17"><text:span text:style-name="T36">•</text:span><text:span text:style-name="T37"><text:s/>Registration through Gmail</text:span><text:span text:style-name="T38"/></text:p>
          </table:table-cell>
        </table:table-row>
        <table:table-row table:style-name="TableRow0202">
          <table:table-cell table:style-name="TableCell020200">
            <text:p text:style-name="P19"><text:span text:style-name="T39">FR-2</text:span><text:span text:style-name="T40"/></text:p>
          </table:table-cell>
          <table:table-cell table:style-name="TableCell020201">
            <text:p text:style-name="P19"><text:span text:style-name="T41">User Login</text:span><text:span text:style-name="T42"/></text:p>
          </table:table-cell>
          <table:table-cell table:style-name="TableCell020202">
            <text:p text:style-name="P19"><text:span text:style-name="T43">•</text:span><text:span text:style-name="T44"><text:s/>Login with Email and Password</text:span><text:span text:style-name="T45"/></text:p>
          </table:table-cell>
        </table:table-row>
        <table:table-row table:style-name="TableRow0203">
          <table:table-cell table:style-name="TableCell020300">
            <text:p text:style-name="P21"><text:span text:style-name="T46">FR-3</text:span><text:span text:style-name="T47"/></text:p>
          </table:table-cell>
          <table:table-cell table:style-name="TableCell020301">
            <text:p text:style-name="P21"><text:span text:style-name="T48">Profile Management</text:span><text:span text:style-name="T49"/></text:p>
          </table:table-cell>
          <table:table-cell table:style-name="TableCell020302">
            <text:p text:style-name="P21"><text:span text:style-name="T50">•</text:span><text:span text:style-name="T51"><text:s/>create/update Client profile</text:span></text:p>
            <text:p text:style-name="P21"><text:span text:style-name="T52">•</text:span><text:span text:style-name="T53"><text:s/>create/update freelancer Profile(including skills and portfolio)</text:span><text:span text:style-name="T54"/></text:p>
          </table:table-cell>
        </table:table-row>
        <table:table-row table:style-name="TableRow0204">
          <table:table-cell table:style-name="TableCell020400">
            <text:p text:style-name="P23"><text:span text:style-name="T55">FR-4</text:span><text:span text:style-name="T56"/></text:p>
          </table:table-cell>
          <table:table-cell table:style-name="TableCell020401">
            <text:p text:style-name="P23"><text:span text:style-name="T57">Project Management(client)</text:span><text:span text:style-name="T58"/></text:p>
          </table:table-cell>
          <table:table-cell table:style-name="TableCell020402">
            <text:p text:style-name="P23"><text:span text:style-name="T59">•</text:span><text:span text:style-name="T60"><text:s/>Post new project and view bids on project</text:span></text:p>
            <text:p text:style-name="P23"><text:span text:style-name="T61">•</text:span><text:span text:style-name="T62"><text:s/>select freelancer for project</text:span></text:p>
            <text:p text:style-name="P23"><text:span text:style-name="T63">•</text:span><text:span text:style-name="T64"><text:s/>review submitted work</text:span></text:p>
            <text:p text:style-name="P23"><text:span text:style-name="T65">•</text:span><text:span text:style-name="T66">Provide feedback/Rating for freelancer.</text:span><text:span text:style-name="T67"/></text:p>
          </table:table-cell>
        </table:table-row>
        <table:table-row table:style-name="TableRow0205">
          <table:table-cell table:style-name="TableCell020500">
            <text:p text:style-name="P25"><text:span text:style-name="T68">FR-5</text:span><text:span text:style-name="T69"/></text:p>
          </table:table-cell>
          <table:table-cell table:style-name="TableCell020501">
            <text:p text:style-name="P25"><text:span text:style-name="T70">Project management(Freelancer)</text:span><text:span text:style-name="T71"/></text:p>
          </table:table-cell>
          <table:table-cell table:style-name="TableCell020502">
            <text:p text:style-name="P25"><text:span text:style-name="T72">•</text:span><text:span text:style-name="T73"><text:s/>Browser/Filter projects</text:span></text:p>
            <text:p text:style-name="P25"><text:span text:style-name="T74">•</text:span><text:span text:style-name="T75"><text:s/>submit Bids on projects</text:span></text:p>
            <text:p text:style-name="P25"><text:span text:style-name="T76">•</text:span><text:span text:style-name="T77"><text:s/>submit completed project work.</text:span><text:span text:style-name="T78"/></text:p>
          </table:table-cell>
        </table:table-row>
        <table:table-row table:style-name="TableRow0206">
          <table:table-cell table:style-name="TableCell020600">
            <text:p text:style-name="P28"><text:span text:style-name="T79">FR-6</text:span><text:span text:style-name="T80"/></text:p>
          </table:table-cell>
          <table:table-cell table:style-name="TableCell020601">
            <text:p text:style-name="P28"><text:span text:style-name="T81">Communication&amp;collaboration</text:span><text:span text:style-name="T82"/></text:p>
          </table:table-cell>
          <table:table-cell table:style-name="TableCell020602">
            <text:p text:style-name="P29"><text:span text:style-name="T83">•</text:span><text:span text:style-name="T84"><text:s/></text:span><text:span text:style-name="T85">Integrated Chat System for Client-Freelancer Communication </text:span></text:p>
            <text:p text:style-name="P29"><text:span text:style-name="T86">•</text:span><text:span text:style-name="T87"><text:s/>Real-time Updates and Notifications</text:span><text:span text:style-name="T88"/></text:p>
          </table:table-cell>
        </table:table-row>
        <table:table-row table:style-name="TableRow0207">
          <table:table-cell table:style-name="TableCell020700">
            <text:p text:style-name="P32"><text:span text:style-name="T89">FR-7</text:span><text:span text:style-name="T90"/></text:p>
          </table:table-cell>
          <table:table-cell table:style-name="TableCell020701">
            <text:p text:style-name="P32"><text:span text:style-name="T91">Admin Panel</text:span><text:span text:style-name="T92"/></text:p>
          </table:table-cell>
          <table:table-cell table:style-name="TableCell020702">
            <text:p text:style-name="P32"><text:span text:style-name="T93">•</text:span><text:span text:style-name="T94">Manage Users(clients and freelancers)</text:span></text:p>
            <text:p text:style-name="P32"><text:span text:style-name="T95">•</text:span><text:span text:style-name="T96"><text:s/>Manage Projects/transactions</text:span></text:p>
            <text:p text:style-name="P32"><text:span text:style-name="T97"/></text:p>
          </table:table-cell>
        </table:table-row>
      </table:table>
      <text:p text:style-name="P34"><text:span text:style-name="T98">Non-functional Requirements:</text:span></text:p>
      <text:p text:style-name="P34"><text:span text:style-name="T99">Following are the non-functional requirements of the proposed solution.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36"><text:span text:style-name="T101">NFR No.</text:span><text:span text:style-name="T102"/></text:p>
          </table:table-cell>
          <table:table-cell table:style-name="TableCell030001">
            <text:p text:style-name="P36"><text:span text:style-name="T103">Non-Functional Requirement</text:span><text:span text:style-name="T104"/></text:p>
          </table:table-cell>
          <table:table-cell table:style-name="TableCell030002">
            <text:p text:style-name="P36"><text:span text:style-name="T105">Description</text:span><text:span text:style-name="T106"/></text:p>
          </table:table-cell>
        </table:table-row>
        <table:table-row table:style-name="TableRow0301">
          <table:table-cell table:style-name="TableCell030100">
            <text:p text:style-name="P39"><text:span text:style-name="T107">NFR-1</text:span><text:span text:style-name="T108"/></text:p>
          </table:table-cell>
          <table:table-cell table:style-name="TableCell030101">
            <text:p text:style-name="P39"><text:span text:style-name="T109">Usability</text:span><text:span text:style-name="T110"/></text:p>
          </table:table-cell>
          <table:table-cell table:style-name="TableCell030102">
            <text:p text:style-name="P39"><text:span text:style-name="T111">User-friendly UI with simple navigation and responsive design using Bootstrap and Material UI libraries.</text:span><text:span text:style-name="T112"/></text:p>
          </table:table-cell>
        </table:table-row>
        <table:table-row table:style-name="TableRow0302">
          <table:table-cell table:style-name="TableCell030200">
            <text:p text:style-name="P41"><text:span text:style-name="T113">NFR-2</text:span><text:span text:style-name="T114"/></text:p>
          </table:table-cell>
          <table:table-cell table:style-name="TableCell030201">
            <text:p text:style-name="P41"><text:span text:style-name="T115">Security</text:span><text:span text:style-name="T116"/></text:p>
          </table:table-cell>
          <table:table-cell table:style-name="TableCell030202">
            <text:p text:style-name="P41"><text:span text:style-name="T117">Secure handling of user data, ensuring integrity and security of every transaction and user-contributed content.</text:span><text:span text:style-name="T118"/></text:p>
          </table:table-cell>
        </table:table-row>
        <table:table-row table:style-name="TableRow0303">
          <table:table-cell table:style-name="TableCell030300">
            <text:p text:style-name="P43"><text:span text:style-name="T119">NFR-3</text:span><text:span text:style-name="T120"/></text:p>
          </table:table-cell>
          <table:table-cell table:style-name="TableCell030301">
            <text:p text:style-name="P43"><text:span text:style-name="T121">Reliability</text:span><text:span text:style-name="T122"/></text:p>
          </table:table-cell>
          <table:table-cell table:style-name="TableCell030302">
            <text:p text:style-name="P43"><text:span text:style-name="T123">Consistent functionality and stable performance under varying user loads and interactions.</text:span><text:span text:style-name="T124"/></text:p>
          </table:table-cell>
        </table:table-row>
        <table:table-row table:style-name="TableRow0304">
          <table:table-cell table:style-name="TableCell030400">
            <text:p text:style-name="P45"><text:span text:style-name="T125">NFR-4</text:span><text:span text:style-name="T126"/></text:p>
          </table:table-cell>
          <table:table-cell table:style-name="TableCell030401">
            <text:p text:style-name="P45"><text:span text:style-name="T127">Performance</text:span><text:span text:style-name="T128"/></text:p>
          </table:table-cell>
          <table:table-cell table:style-name="TableCell030402">
            <text:p text:style-name="P45"><text:span text:style-name="T129">Fast response times for Browse projects, submitting bids, communicating, and loading dashboards, facilitated by Express.js and MongoDB.</text:span><text:span text:style-name="T130"/></text:p>
          </table:table-cell>
        </table:table-row>
        <table:table-row table:style-name="TableRow0305">
          <table:table-cell table:style-name="TableCell030500">
            <text:p text:style-name="P47"><text:span text:style-name="T131">NFR-5</text:span><text:span text:style-name="T132"/></text:p>
          </table:table-cell>
          <table:table-cell table:style-name="TableCell030501">
            <text:p text:style-name="P47"><text:span text:style-name="T133">Availability</text:span><text:span text:style-name="T134"/></text:p>
          </table:table-cell>
          <table:table-cell table:style-name="TableCell030502">
            <text:p text:style-name="P47"><text:span text:style-name="T135">The platform should aim for high uptime to be the go-to platform for users seeking opportunities.</text:span><text:span text:style-name="T136"/></text:p>
          </table:table-cell>
        </table:table-row>
        <table:table-row table:style-name="TableRow0306">
          <table:table-cell table:style-name="TableCell030600">
            <text:p text:style-name="P49"><text:span text:style-name="T137">NFR-6</text:span><text:span text:style-name="T138"/></text:p>
          </table:table-cell>
          <table:table-cell table:style-name="TableCell030601">
            <text:p text:style-name="P49"><text:span text:style-name="T139">Scalability</text:span><text:span text:style-name="T140"/></text:p>
          </table:table-cell>
          <table:table-cell table:style-name="TableCell030602">
            <text:p text:style-name="P49"><text:span text:style-name="T141">The client-server model with Express.js backend .MongoDB data storage offers a scalable solution for future growth.</text:span><text:span text:style-name="T142"/></text:p>
          </table:table-cell>
        </table:table-row>
      </table:table>
      <text:p text:style-name="P51"><text:span text:style-name="T1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